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" svg:font-family="'Noto Sans CJK JP Regular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アフクセンチー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アガフォン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アダム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アドリアン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アズレト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アキム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アレクサンドル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アレクセイ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アリヴィアン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アナトリー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アンドレイ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アントン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アントニー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アントニン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アラム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アリスタルフ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アルカジー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アルノリト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アルセニー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アルチョム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アルチェミー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アルトゥル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アファナシー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ボグダン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ボリス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ヴァジム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ヴァレンチンヴァレリー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ヴァレリヤン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ヴァルラム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ヴァシリー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ヴェネジクト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ヴェニアミン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ヴィクトル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ヴィタリー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ヴラジーミル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ヴラジスラフ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ヴラドレン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フセーヴォロト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ヴコール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ヴィチェスラフ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ガヴリイル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ゲラーシー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ゲンナジー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ゲオルギー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ゲラシム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ゲルマン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グレープ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ゴルジェイ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グリゴリー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ダヴィート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ダニイル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ジェミヤン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ジェニース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ドミトリー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ドナート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ドロフェイ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エヴゲニー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エヴグラーフ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エフセイ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エゴール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エメリヤン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エレメイ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エルモライ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エフィム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ザハール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イヴァンイグナート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イーゴリ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イラリオン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イリダル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イリヤ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インノケンチー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ヨーシフ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イリネイ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イサーク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イサイ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イシドル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キール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キリル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クラヴジー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クリメント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コンドラート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コンスタンチン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クサヴェリー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クジマ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クプリヤン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ラヴレンチー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レフ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レオニート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レオンチー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ルカ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ルキヤン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マカール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マクシム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マクシミリアン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マラート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マルク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マルティン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" svg:font-family="'Noto Sans CJK JP Regular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2015/10/05</text:date>, <text:time>03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1S</meta:editing-duration>
    <meta:editing-cycles>5</meta:editing-cycles>
    <meta:generator>OpenOffice/4.1.0$Win32 OpenOffice.org_project/410m18$Build-9764</meta:generator>
    <dc:date>2015-10-05T03:31:30.23</dc:date>
    <meta:document-statistic meta:table-count="3" meta:cell-count="196" meta:object-count="0"/>
    <meta:user-defined meta:name="Info 1"/>
    <meta:user-defined meta:name="Info 2"/>
    <meta:user-defined meta:name="Info 3"/>
    <meta:user-defined meta:name="Info 4"/>
  </office:meta>
</office:document-meta>
</file>